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50632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קאנטרי קלאב מרכז ספורט ונופש<text:tab/>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שד' בן גוריון 42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25"/>03-9528992 <text:s text:c="113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4"/>מנהל אחזקה, שמירה 24 שעות 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בכניסה למבנה הראשון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בקרבת הכניסה ובתוך המתחם 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בי שלי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2477900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דני אברג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4344657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שימוש בגז גפ"מ, צובר גז גפ"מ נמצא בפינה צפון- מערבית של המתחם</text:p>
          </table:table-cell>
        </table:table-row>
        <table:table-row table:style-name="Table3.1">
          <table:table-cell table:style-name="Table3.A1" office:value-type="string">
            <text:p text:style-name="P14">בסמוך לגדר, מפסק גז גפ"מ נמצא בחצר הצפונית ליד הגדר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כלור נוזלי</text:p>
          </table:table-cell>
          <table:table-cell table:style-name="Table4.A1" office:value-type="string">
            <text:p text:style-name="P14">1748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4">חומצה</text:p>
          </table:table-cell>
          <table:table-cell table:style-name="Table4.A1" office:value-type="string">
            <text:p text:style-name="P14">1789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4">סודה</text:p>
          </table:table-cell>
          <table:table-cell table:style-name="Table4.A1" office:value-type="string">
            <text:p text:style-name="P14">1824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4">סולר</text:p>
          </table:table-cell>
          <table:table-cell table:style-name="Table4.A1" office:value-type="string">
            <text:p text:style-name="P14">1202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ערכות כיבוי אש בארונות חשמל, מערכת כיבוי במנדף של המסעדה, גלאי גז גפ"מ, מערכת גילוי</text:p>
          </table:table-cell>
        </table:table-row>
        <table:table-row table:style-name="Table5.1">
          <table:table-cell table:style-name="Table5.A1" office:value-type="string">
            <text:p text:style-name="P14">אש ועשן, מערכת כריזה, תפוסת אנשים רבה, מפסק גז גפ"מ ליד השער צפון- מערבי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08:08:00</meta:creation-date>
    <dc:creator>מיכאל נפתלייב</dc:creator>
    <dc:date>2013-08-15T08:08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8" meta:word-count="206" meta:character-count="1608"/>
    <meta:generator>OpenOffice/4.0.1$Win32 OpenOffice.org_project/401m5$Build-9714</meta:generator>
  </office:meta>
</office:document-meta>
</file>